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7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Deaths wiki</text:p>
          </table:table-cell>
          <table:table-cell office:value-type="string">
            <text:p>deaths <text:a xlink:href="http://www.stat.fi/">www.stat.fi</text:a></text:p>
          </table:table-cell>
          <table:table-cell table:number-columns-repeated="2"/>
        </table:table-row>
        <table:table-row table:style-name="ro2">
          <table:table-cell office:value-type="float" office:value="1900">
            <text:p>1900</text:p>
          </table:table-cell>
          <table:table-cell table:number-columns-repeated="2" office:value-type="float" office:value="57915">
            <text:p>57915</text:p>
          </table:table-cell>
          <table:table-cell table:formula="of:=[.B2]-[.C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1">
            <text:p>1901</text:p>
          </table:table-cell>
          <table:table-cell office:value-type="float" office:value="56225">
            <text:p>56225</text:p>
          </table:table-cell>
          <table:table-cell office:value-type="float" office:value="56223">
            <text:p>56223</text:p>
          </table:table-cell>
          <table:table-cell table:formula="of:=[.B3]-[.C3]" office:value-type="float" office:value="2">
            <text:p>2</text:p>
          </table:table-cell>
          <table:table-cell table:formula="of:=[.D3]/[.C3]*100" office:value-type="float" office:value="0.00355726304181563">
            <text:p>0,003557263</text:p>
          </table:table-cell>
        </table:table-row>
        <table:table-row table:style-name="ro2">
          <table:table-cell office:value-type="float" office:value="1902">
            <text:p>1902</text:p>
          </table:table-cell>
          <table:table-cell table:number-columns-repeated="2" office:value-type="float" office:value="50999">
            <text:p>50999</text:p>
          </table:table-cell>
          <table:table-cell table:formula="of:=[.B4]-[.C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3">
            <text:p>1903</text:p>
          </table:table-cell>
          <table:table-cell table:number-columns-repeated="2" office:value-type="float" office:value="49992">
            <text:p>49992</text:p>
          </table:table-cell>
          <table:table-cell table:formula="of:=[.B5]-[.C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4">
            <text:p>1904</text:p>
          </table:table-cell>
          <table:table-cell table:number-columns-repeated="2" office:value-type="float" office:value="50227">
            <text:p>50227</text:p>
          </table:table-cell>
          <table:table-cell table:formula="of:=[.B6]-[.C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5">
            <text:p>1905</text:p>
          </table:table-cell>
          <table:table-cell table:number-columns-repeated="2" office:value-type="float" office:value="52773">
            <text:p>52773</text:p>
          </table:table-cell>
          <table:table-cell table:formula="of:=[.B7]-[.C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6">
            <text:p>1906</text:p>
          </table:table-cell>
          <table:table-cell table:number-columns-repeated="2" office:value-type="float" office:value="50857">
            <text:p>50857</text:p>
          </table:table-cell>
          <table:table-cell table:formula="of:=[.B8]-[.C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7">
            <text:p>1907</text:p>
          </table:table-cell>
          <table:table-cell table:number-columns-repeated="2" office:value-type="float" office:value="53028">
            <text:p>53028</text:p>
          </table:table-cell>
          <table:table-cell table:formula="of:=[.B9]-[.C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8">
            <text:p>1908</text:p>
          </table:table-cell>
          <table:table-cell table:number-columns-repeated="2" office:value-type="float" office:value="55305">
            <text:p>55305</text:p>
          </table:table-cell>
          <table:table-cell table:formula="of:=[.B10]-[.C1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9">
            <text:p>1909</text:p>
          </table:table-cell>
          <table:table-cell table:number-columns-repeated="2" office:value-type="float" office:value="50577">
            <text:p>50577</text:p>
          </table:table-cell>
          <table:table-cell table:formula="of:=[.B11]-[.C1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0">
            <text:p>1910</text:p>
          </table:table-cell>
          <table:table-cell table:number-columns-repeated="2" office:value-type="float" office:value="51007">
            <text:p>51007</text:p>
          </table:table-cell>
          <table:table-cell table:formula="of:=[.B12]-[.C1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1">
            <text:p>1911</text:p>
          </table:table-cell>
          <table:table-cell table:number-columns-repeated="2" office:value-type="float" office:value="51648">
            <text:p>51648</text:p>
          </table:table-cell>
          <table:table-cell table:formula="of:=[.B13]-[.C1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2">
            <text:p>1912</text:p>
          </table:table-cell>
          <table:table-cell table:number-columns-repeated="2" office:value-type="float" office:value="51645">
            <text:p>51645</text:p>
          </table:table-cell>
          <table:table-cell table:formula="of:=[.B14]-[.C1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3">
            <text:p>1913</text:p>
          </table:table-cell>
          <table:table-cell table:number-columns-repeated="2" office:value-type="float" office:value="51876">
            <text:p>51876</text:p>
          </table:table-cell>
          <table:table-cell table:formula="of:=[.B15]-[.C1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4">
            <text:p>1914</text:p>
          </table:table-cell>
          <table:table-cell table:number-columns-repeated="2" office:value-type="float" office:value="50690">
            <text:p>50690</text:p>
          </table:table-cell>
          <table:table-cell table:formula="of:=[.B16]-[.C1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5">
            <text:p>1915</text:p>
          </table:table-cell>
          <table:table-cell table:number-columns-repeated="2" office:value-type="float" office:value="52205">
            <text:p>52205</text:p>
          </table:table-cell>
          <table:table-cell table:formula="of:=[.B17]-[.C1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6">
            <text:p>1916</text:p>
          </table:table-cell>
          <table:table-cell table:number-columns-repeated="2" office:value-type="float" office:value="54577">
            <text:p>54577</text:p>
          </table:table-cell>
          <table:table-cell table:formula="of:=[.B18]-[.C1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7">
            <text:p>1917</text:p>
          </table:table-cell>
          <table:table-cell table:number-columns-repeated="2" office:value-type="float" office:value="58863">
            <text:p>58863</text:p>
          </table:table-cell>
          <table:table-cell table:formula="of:=[.B19]-[.C1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8">
            <text:p>1918</text:p>
          </table:table-cell>
          <table:table-cell table:number-columns-repeated="2" office:value-type="float" office:value="95102">
            <text:p>95102</text:p>
          </table:table-cell>
          <table:table-cell table:formula="of:=[.B20]-[.C2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9">
            <text:p>1919</text:p>
          </table:table-cell>
          <table:table-cell table:number-columns-repeated="2" office:value-type="float" office:value="62932">
            <text:p>62932</text:p>
          </table:table-cell>
          <table:table-cell table:formula="of:=[.B21]-[.C2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0">
            <text:p>1920</text:p>
          </table:table-cell>
          <table:table-cell table:number-columns-repeated="2" office:value-type="float" office:value="53304">
            <text:p>53304</text:p>
          </table:table-cell>
          <table:table-cell table:formula="of:=[.B22]-[.C2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1">
            <text:p>1921</text:p>
          </table:table-cell>
          <table:table-cell table:number-columns-repeated="2" office:value-type="float" office:value="47361">
            <text:p>47361</text:p>
          </table:table-cell>
          <table:table-cell table:formula="of:=[.B23]-[.C2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2">
            <text:p>1922</text:p>
          </table:table-cell>
          <table:table-cell table:number-columns-repeated="2" office:value-type="float" office:value="49180">
            <text:p>49180</text:p>
          </table:table-cell>
          <table:table-cell table:formula="of:=[.B24]-[.C2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3">
            <text:p>1923</text:p>
          </table:table-cell>
          <table:table-cell table:number-columns-repeated="2" office:value-type="float" office:value="47556">
            <text:p>47556</text:p>
          </table:table-cell>
          <table:table-cell table:formula="of:=[.B25]-[.C2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4">
            <text:p>1924</text:p>
          </table:table-cell>
          <table:table-cell table:number-columns-repeated="2" office:value-type="float" office:value="53442">
            <text:p>53442</text:p>
          </table:table-cell>
          <table:table-cell table:formula="of:=[.B26]-[.C2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5">
            <text:p>1925</text:p>
          </table:table-cell>
          <table:table-cell table:number-columns-repeated="2" office:value-type="float" office:value="47493">
            <text:p>47493</text:p>
          </table:table-cell>
          <table:table-cell table:formula="of:=[.B27]-[.C2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6">
            <text:p>1926</text:p>
          </table:table-cell>
          <table:table-cell table:number-columns-repeated="2" office:value-type="float" office:value="47526">
            <text:p>47526</text:p>
          </table:table-cell>
          <table:table-cell table:formula="of:=[.B28]-[.C2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7">
            <text:p>1927</text:p>
          </table:table-cell>
          <table:table-cell table:number-columns-repeated="2" office:value-type="float" office:value="51727">
            <text:p>51727</text:p>
          </table:table-cell>
          <table:table-cell table:formula="of:=[.B29]-[.C2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8">
            <text:p>1928</text:p>
          </table:table-cell>
          <table:table-cell table:number-columns-repeated="2" office:value-type="float" office:value="48713">
            <text:p>48713</text:p>
          </table:table-cell>
          <table:table-cell table:formula="of:=[.B30]-[.C3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9">
            <text:p>1929</text:p>
          </table:table-cell>
          <table:table-cell table:number-columns-repeated="2" office:value-type="float" office:value="54489">
            <text:p>54489</text:p>
          </table:table-cell>
          <table:table-cell table:formula="of:=[.B31]-[.C3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0">
            <text:p>1930</text:p>
          </table:table-cell>
          <table:table-cell table:number-columns-repeated="2" office:value-type="float" office:value="48240">
            <text:p>48240</text:p>
          </table:table-cell>
          <table:table-cell table:formula="of:=[.B32]-[.C3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1">
            <text:p>1931</text:p>
          </table:table-cell>
          <table:table-cell table:number-columns-repeated="2" office:value-type="float" office:value="48968">
            <text:p>48968</text:p>
          </table:table-cell>
          <table:table-cell table:formula="of:=[.B33]-[.C3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2">
            <text:p>1932</text:p>
          </table:table-cell>
          <table:table-cell table:number-columns-repeated="2" office:value-type="float" office:value="46700">
            <text:p>46700</text:p>
          </table:table-cell>
          <table:table-cell table:formula="of:=[.B34]-[.C3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3">
            <text:p>1933</text:p>
          </table:table-cell>
          <table:table-cell table:number-columns-repeated="2" office:value-type="float" office:value="47960">
            <text:p>47960</text:p>
          </table:table-cell>
          <table:table-cell table:formula="of:=[.B35]-[.C3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4">
            <text:p>1934</text:p>
          </table:table-cell>
          <table:table-cell table:number-columns-repeated="2" office:value-type="float" office:value="46318">
            <text:p>46318</text:p>
          </table:table-cell>
          <table:table-cell table:formula="of:=[.B36]-[.C3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5">
            <text:p>1935</text:p>
          </table:table-cell>
          <table:table-cell table:number-columns-repeated="2" office:value-type="float" office:value="45370">
            <text:p>45370</text:p>
          </table:table-cell>
          <table:table-cell table:formula="of:=[.B37]-[.C3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6">
            <text:p>1936</text:p>
          </table:table-cell>
          <table:table-cell table:number-columns-repeated="2" office:value-type="float" office:value="49124">
            <text:p>49124</text:p>
          </table:table-cell>
          <table:table-cell table:formula="of:=[.B38]-[.C3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7">
            <text:p>1937</text:p>
          </table:table-cell>
          <table:table-cell table:number-columns-repeated="2" office:value-type="float" office:value="46466">
            <text:p>46466</text:p>
          </table:table-cell>
          <table:table-cell table:formula="of:=[.B39]-[.C3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8">
            <text:p>1938</text:p>
          </table:table-cell>
          <table:table-cell table:number-columns-repeated="2" office:value-type="float" office:value="46930">
            <text:p>46930</text:p>
          </table:table-cell>
          <table:table-cell table:formula="of:=[.B40]-[.C4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9">
            <text:p>1939</text:p>
          </table:table-cell>
          <table:table-cell table:number-columns-repeated="2" office:value-type="float" office:value="52614">
            <text:p>52614</text:p>
          </table:table-cell>
          <table:table-cell table:formula="of:=[.B41]-[.C4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0">
            <text:p>1940</text:p>
          </table:table-cell>
          <table:table-cell table:number-columns-repeated="2" office:value-type="float" office:value="71846">
            <text:p>71846</text:p>
          </table:table-cell>
          <table:table-cell table:formula="of:=[.B42]-[.C4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1">
            <text:p>1941</text:p>
          </table:table-cell>
          <table:table-cell table:number-columns-repeated="2" office:value-type="float" office:value="73334">
            <text:p>73334</text:p>
          </table:table-cell>
          <table:table-cell table:formula="of:=[.B43]-[.C4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2">
            <text:p>1942</text:p>
          </table:table-cell>
          <table:table-cell table:number-columns-repeated="2" office:value-type="float" office:value="56141">
            <text:p>56141</text:p>
          </table:table-cell>
          <table:table-cell table:formula="of:=[.B44]-[.C4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3">
            <text:p>1943</text:p>
          </table:table-cell>
          <table:table-cell table:number-columns-repeated="2" office:value-type="float" office:value="49634">
            <text:p>49634</text:p>
          </table:table-cell>
          <table:table-cell table:formula="of:=[.B45]-[.C4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4">
            <text:p>1944</text:p>
          </table:table-cell>
          <table:table-cell table:number-columns-repeated="2" office:value-type="float" office:value="70570">
            <text:p>70570</text:p>
          </table:table-cell>
          <table:table-cell table:formula="of:=[.B46]-[.C4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5">
            <text:p>1945</text:p>
          </table:table-cell>
          <table:table-cell table:number-columns-repeated="2" office:value-type="float" office:value="49046">
            <text:p>49046</text:p>
          </table:table-cell>
          <table:table-cell table:formula="of:=[.B47]-[.C4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6">
            <text:p>1946</text:p>
          </table:table-cell>
          <table:table-cell table:number-columns-repeated="2" office:value-type="float" office:value="44748">
            <text:p>44748</text:p>
          </table:table-cell>
          <table:table-cell table:formula="of:=[.B48]-[.C4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7">
            <text:p>1947</text:p>
          </table:table-cell>
          <table:table-cell table:number-columns-repeated="2" office:value-type="float" office:value="46053">
            <text:p>46053</text:p>
          </table:table-cell>
          <table:table-cell table:formula="of:=[.B49]-[.C4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8">
            <text:p>1948</text:p>
          </table:table-cell>
          <table:table-cell table:number-columns-repeated="2" office:value-type="float" office:value="43668">
            <text:p>43668</text:p>
          </table:table-cell>
          <table:table-cell table:formula="of:=[.B50]-[.C5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9">
            <text:p>1949</text:p>
          </table:table-cell>
          <table:table-cell table:number-columns-repeated="2" office:value-type="float" office:value="44501">
            <text:p>44501</text:p>
          </table:table-cell>
          <table:table-cell table:formula="of:=[.B51]-[.C5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0">
            <text:p>1950</text:p>
          </table:table-cell>
          <table:table-cell table:number-columns-repeated="2" office:value-type="float" office:value="40681">
            <text:p>40681</text:p>
          </table:table-cell>
          <table:table-cell table:formula="of:=[.B52]-[.C5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1">
            <text:p>1951</text:p>
          </table:table-cell>
          <table:table-cell table:number-columns-repeated="2" office:value-type="float" office:value="40386">
            <text:p>40386</text:p>
          </table:table-cell>
          <table:table-cell table:formula="of:=[.B53]-[.C5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2">
            <text:p>1952</text:p>
          </table:table-cell>
          <table:table-cell table:number-columns-repeated="2" office:value-type="float" office:value="39024">
            <text:p>39024</text:p>
          </table:table-cell>
          <table:table-cell table:formula="of:=[.B54]-[.C5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3">
            <text:p>1953</text:p>
          </table:table-cell>
          <table:table-cell table:number-columns-repeated="2" office:value-type="float" office:value="39925">
            <text:p>39925</text:p>
          </table:table-cell>
          <table:table-cell table:formula="of:=[.B55]-[.C5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4">
            <text:p>1954</text:p>
          </table:table-cell>
          <table:table-cell table:number-columns-repeated="2" office:value-type="float" office:value="37988">
            <text:p>37988</text:p>
          </table:table-cell>
          <table:table-cell table:formula="of:=[.B56]-[.C5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5">
            <text:p>1955</text:p>
          </table:table-cell>
          <table:table-cell table:number-columns-repeated="2" office:value-type="float" office:value="39573">
            <text:p>39573</text:p>
          </table:table-cell>
          <table:table-cell table:formula="of:=[.B57]-[.C5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6">
            <text:p>1956</text:p>
          </table:table-cell>
          <table:table-cell table:number-columns-repeated="2" office:value-type="float" office:value="38713">
            <text:p>38713</text:p>
          </table:table-cell>
          <table:table-cell table:formula="of:=[.B58]-[.C5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7">
            <text:p>1957</text:p>
          </table:table-cell>
          <table:table-cell table:number-columns-repeated="2" office:value-type="float" office:value="40741">
            <text:p>40741</text:p>
          </table:table-cell>
          <table:table-cell table:formula="of:=[.B59]-[.C5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8">
            <text:p>1958</text:p>
          </table:table-cell>
          <table:table-cell table:number-columns-repeated="2" office:value-type="float" office:value="38833">
            <text:p>38833</text:p>
          </table:table-cell>
          <table:table-cell table:formula="of:=[.B60]-[.C6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9">
            <text:p>1959</text:p>
          </table:table-cell>
          <table:table-cell table:number-columns-repeated="2" office:value-type="float" office:value="38827">
            <text:p>38827</text:p>
          </table:table-cell>
          <table:table-cell table:formula="of:=[.B61]-[.C6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0">
            <text:p>1960</text:p>
          </table:table-cell>
          <table:table-cell table:number-columns-repeated="2" office:value-type="float" office:value="39797">
            <text:p>39797</text:p>
          </table:table-cell>
          <table:table-cell table:formula="of:=[.B62]-[.C6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1">
            <text:p>1961</text:p>
          </table:table-cell>
          <table:table-cell table:number-columns-repeated="2" office:value-type="float" office:value="40616">
            <text:p>40616</text:p>
          </table:table-cell>
          <table:table-cell table:formula="of:=[.B63]-[.C6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2">
            <text:p>1962</text:p>
          </table:table-cell>
          <table:table-cell table:number-columns-repeated="2" office:value-type="float" office:value="42889">
            <text:p>42889</text:p>
          </table:table-cell>
          <table:table-cell table:formula="of:=[.B64]-[.C6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3">
            <text:p>1963</text:p>
          </table:table-cell>
          <table:table-cell table:number-columns-repeated="2" office:value-type="float" office:value="42010">
            <text:p>42010</text:p>
          </table:table-cell>
          <table:table-cell table:formula="of:=[.B65]-[.C6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4">
            <text:p>1964</text:p>
          </table:table-cell>
          <table:table-cell table:number-columns-repeated="2" office:value-type="float" office:value="42512">
            <text:p>42512</text:p>
          </table:table-cell>
          <table:table-cell table:formula="of:=[.B66]-[.C6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5">
            <text:p>1965</text:p>
          </table:table-cell>
          <table:table-cell table:number-columns-repeated="2" office:value-type="float" office:value="44473">
            <text:p>44473</text:p>
          </table:table-cell>
          <table:table-cell table:formula="of:=[.B67]-[.C6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6">
            <text:p>1966</text:p>
          </table:table-cell>
          <table:table-cell table:number-columns-repeated="2" office:value-type="float" office:value="43548">
            <text:p>43548</text:p>
          </table:table-cell>
          <table:table-cell table:formula="of:=[.B68]-[.C6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7">
            <text:p>1967</text:p>
          </table:table-cell>
          <table:table-cell table:number-columns-repeated="2" office:value-type="float" office:value="43790">
            <text:p>43790</text:p>
          </table:table-cell>
          <table:table-cell table:formula="of:=[.B69]-[.C6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8">
            <text:p>1968</text:p>
          </table:table-cell>
          <table:table-cell table:number-columns-repeated="2" office:value-type="float" office:value="45013">
            <text:p>45013</text:p>
          </table:table-cell>
          <table:table-cell table:formula="of:=[.B70]-[.C7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9">
            <text:p>1969</text:p>
          </table:table-cell>
          <table:table-cell table:number-columns-repeated="2" office:value-type="float" office:value="45966">
            <text:p>45966</text:p>
          </table:table-cell>
          <table:table-cell table:formula="of:=[.B71]-[.C7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0">
            <text:p>1970</text:p>
          </table:table-cell>
          <table:table-cell table:number-columns-repeated="2" office:value-type="float" office:value="44119">
            <text:p>44119</text:p>
          </table:table-cell>
          <table:table-cell table:formula="of:=[.B72]-[.C7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1">
            <text:p>1971</text:p>
          </table:table-cell>
          <table:table-cell table:number-columns-repeated="2" office:value-type="float" office:value="45876">
            <text:p>45876</text:p>
          </table:table-cell>
          <table:table-cell table:formula="of:=[.B73]-[.C7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2">
            <text:p>1972</text:p>
          </table:table-cell>
          <table:table-cell table:number-columns-repeated="2" office:value-type="float" office:value="43958">
            <text:p>43958</text:p>
          </table:table-cell>
          <table:table-cell table:formula="of:=[.B74]-[.C7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3">
            <text:p>1973</text:p>
          </table:table-cell>
          <table:table-cell table:number-columns-repeated="2" office:value-type="float" office:value="43410">
            <text:p>43410</text:p>
          </table:table-cell>
          <table:table-cell table:formula="of:=[.B75]-[.C7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4">
            <text:p>1974</text:p>
          </table:table-cell>
          <table:table-cell table:number-columns-repeated="2" office:value-type="float" office:value="44676">
            <text:p>44676</text:p>
          </table:table-cell>
          <table:table-cell table:formula="of:=[.B76]-[.C7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5">
            <text:p>1975</text:p>
          </table:table-cell>
          <table:table-cell table:number-columns-repeated="2" office:value-type="float" office:value="43828">
            <text:p>43828</text:p>
          </table:table-cell>
          <table:table-cell table:formula="of:=[.B77]-[.C7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6">
            <text:p>1976</text:p>
          </table:table-cell>
          <table:table-cell table:number-columns-repeated="2" office:value-type="float" office:value="44786">
            <text:p>44786</text:p>
          </table:table-cell>
          <table:table-cell table:formula="of:=[.B78]-[.C7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7">
            <text:p>1977</text:p>
          </table:table-cell>
          <table:table-cell table:number-columns-repeated="2" office:value-type="float" office:value="44065">
            <text:p>44065</text:p>
          </table:table-cell>
          <table:table-cell table:formula="of:=[.B79]-[.C7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8">
            <text:p>1978</text:p>
          </table:table-cell>
          <table:table-cell table:number-columns-repeated="2" office:value-type="float" office:value="43692">
            <text:p>43692</text:p>
          </table:table-cell>
          <table:table-cell table:formula="of:=[.B80]-[.C8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9">
            <text:p>1979</text:p>
          </table:table-cell>
          <table:table-cell table:number-columns-repeated="2" office:value-type="float" office:value="43738">
            <text:p>43738</text:p>
          </table:table-cell>
          <table:table-cell table:formula="of:=[.B81]-[.C8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0">
            <text:p>1980</text:p>
          </table:table-cell>
          <table:table-cell table:number-columns-repeated="2" office:value-type="float" office:value="44398">
            <text:p>44398</text:p>
          </table:table-cell>
          <table:table-cell table:formula="of:=[.B82]-[.C8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1">
            <text:p>1981</text:p>
          </table:table-cell>
          <table:table-cell table:number-columns-repeated="2" office:value-type="float" office:value="44404">
            <text:p>44404</text:p>
          </table:table-cell>
          <table:table-cell table:formula="of:=[.B83]-[.C8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2">
            <text:p>1982</text:p>
          </table:table-cell>
          <table:table-cell table:number-columns-repeated="2" office:value-type="float" office:value="43408">
            <text:p>43408</text:p>
          </table:table-cell>
          <table:table-cell table:formula="of:=[.B84]-[.C8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3">
            <text:p>1983</text:p>
          </table:table-cell>
          <table:table-cell table:number-columns-repeated="2" office:value-type="float" office:value="45388">
            <text:p>45388</text:p>
          </table:table-cell>
          <table:table-cell table:formula="of:=[.B85]-[.C8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4">
            <text:p>1984</text:p>
          </table:table-cell>
          <table:table-cell table:number-columns-repeated="2" office:value-type="float" office:value="45098">
            <text:p>45098</text:p>
          </table:table-cell>
          <table:table-cell table:formula="of:=[.B86]-[.C8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5">
            <text:p>1985</text:p>
          </table:table-cell>
          <table:table-cell table:number-columns-repeated="2" office:value-type="float" office:value="48198">
            <text:p>48198</text:p>
          </table:table-cell>
          <table:table-cell table:formula="of:=[.B87]-[.C8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6">
            <text:p>1986</text:p>
          </table:table-cell>
          <table:table-cell table:number-columns-repeated="2" office:value-type="float" office:value="47135">
            <text:p>47135</text:p>
          </table:table-cell>
          <table:table-cell table:formula="of:=[.B88]-[.C8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7">
            <text:p>1987</text:p>
          </table:table-cell>
          <table:table-cell table:number-columns-repeated="2" office:value-type="float" office:value="47949">
            <text:p>47949</text:p>
          </table:table-cell>
          <table:table-cell table:formula="of:=[.B89]-[.C8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8">
            <text:p>1988</text:p>
          </table:table-cell>
          <table:table-cell table:number-columns-repeated="2" office:value-type="float" office:value="49063">
            <text:p>49063</text:p>
          </table:table-cell>
          <table:table-cell table:formula="of:=[.B90]-[.C9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9">
            <text:p>1989</text:p>
          </table:table-cell>
          <table:table-cell table:number-columns-repeated="2" office:value-type="float" office:value="49110">
            <text:p>49110</text:p>
          </table:table-cell>
          <table:table-cell table:formula="of:=[.B91]-[.C9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50028">
            <text:p>50028</text:p>
          </table:table-cell>
          <table:table-cell office:value-type="float" office:value="50058">
            <text:p>50058</text:p>
          </table:table-cell>
          <table:table-cell table:formula="of:=[.B92]-[.C92]" office:value-type="float" office:value="-30">
            <text:p>-30</text:p>
          </table:table-cell>
          <table:table-cell table:formula="of:=[.D92]/[.C92]*100" office:value-type="float" office:value="-0.0599304806424547">
            <text:p>-0,0599304806</text:p>
          </table:table-cell>
        </table:table-row>
        <table:table-row table:style-name="ro2">
          <table:table-cell office:value-type="float" office:value="1991">
            <text:p>1991</text:p>
          </table:table-cell>
          <table:table-cell table:number-columns-repeated="2" office:value-type="float" office:value="49294">
            <text:p>49294</text:p>
          </table:table-cell>
          <table:table-cell table:formula="of:=[.B93]-[.C9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2">
            <text:p>1992</text:p>
          </table:table-cell>
          <table:table-cell table:number-columns-repeated="2" office:value-type="float" office:value="49844">
            <text:p>49844</text:p>
          </table:table-cell>
          <table:table-cell table:formula="of:=[.B94]-[.C9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3">
            <text:p>1993</text:p>
          </table:table-cell>
          <table:table-cell table:number-columns-repeated="2" office:value-type="float" office:value="50988">
            <text:p>50988</text:p>
          </table:table-cell>
          <table:table-cell table:formula="of:=[.B95]-[.C9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4">
            <text:p>1994</text:p>
          </table:table-cell>
          <table:table-cell table:number-columns-repeated="2" office:value-type="float" office:value="48000">
            <text:p>48000</text:p>
          </table:table-cell>
          <table:table-cell table:formula="of:=[.B96]-[.C9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5">
            <text:p>1995</text:p>
          </table:table-cell>
          <table:table-cell table:number-columns-repeated="2" office:value-type="float" office:value="49280">
            <text:p>49280</text:p>
          </table:table-cell>
          <table:table-cell table:formula="of:=[.B97]-[.C9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6">
            <text:p>1996</text:p>
          </table:table-cell>
          <table:table-cell table:number-columns-repeated="2" office:value-type="float" office:value="49167">
            <text:p>49167</text:p>
          </table:table-cell>
          <table:table-cell table:formula="of:=[.B98]-[.C9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7">
            <text:p>1997</text:p>
          </table:table-cell>
          <table:table-cell table:number-columns-repeated="2" office:value-type="float" office:value="49108">
            <text:p>49108</text:p>
          </table:table-cell>
          <table:table-cell table:formula="of:=[.B99]-[.C9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8">
            <text:p>1998</text:p>
          </table:table-cell>
          <table:table-cell table:number-columns-repeated="2" office:value-type="float" office:value="49262">
            <text:p>49262</text:p>
          </table:table-cell>
          <table:table-cell table:formula="of:=[.B100]-[.C10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9">
            <text:p>1999</text:p>
          </table:table-cell>
          <table:table-cell table:number-columns-repeated="2" office:value-type="float" office:value="49345">
            <text:p>49345</text:p>
          </table:table-cell>
          <table:table-cell table:formula="of:=[.B101]-[.C10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0">
            <text:p>2000</text:p>
          </table:table-cell>
          <table:table-cell table:number-columns-repeated="2" office:value-type="float" office:value="49339">
            <text:p>49339</text:p>
          </table:table-cell>
          <table:table-cell table:formula="of:=[.B102]-[.C10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1">
            <text:p>2001</text:p>
          </table:table-cell>
          <table:table-cell table:number-columns-repeated="2" office:value-type="float" office:value="48550">
            <text:p>48550</text:p>
          </table:table-cell>
          <table:table-cell table:formula="of:=[.B103]-[.C10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table:number-columns-repeated="2" office:value-type="float" office:value="49418">
            <text:p>49418</text:p>
          </table:table-cell>
          <table:table-cell table:formula="of:=[.B104]-[.C10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table:number-columns-repeated="2" office:value-type="float" office:value="48996">
            <text:p>48996</text:p>
          </table:table-cell>
          <table:table-cell table:formula="of:=[.B105]-[.C10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table:number-columns-repeated="2" office:value-type="float" office:value="47600">
            <text:p>47600</text:p>
          </table:table-cell>
          <table:table-cell table:formula="of:=[.B106]-[.C10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table:number-columns-repeated="2" office:value-type="float" office:value="47928">
            <text:p>47928</text:p>
          </table:table-cell>
          <table:table-cell table:formula="of:=[.B107]-[.C10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table:number-columns-repeated="2" office:value-type="float" office:value="48065">
            <text:p>48065</text:p>
          </table:table-cell>
          <table:table-cell table:formula="of:=[.B108]-[.C10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number-columns-repeated="2" office:value-type="float" office:value="49077">
            <text:p>49077</text:p>
          </table:table-cell>
          <table:table-cell table:formula="of:=[.B109]-[.C10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number-columns-repeated="2" office:value-type="float" office:value="49094">
            <text:p>49094</text:p>
          </table:table-cell>
          <table:table-cell table:formula="of:=[.B110]-[.C11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9">
            <text:p>2009</text:p>
          </table:table-cell>
          <table:table-cell table:number-columns-repeated="2" office:value-type="float" office:value="49883">
            <text:p>49883</text:p>
          </table:table-cell>
          <table:table-cell table:formula="of:=[.B111]-[.C11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0">
            <text:p>2010</text:p>
          </table:table-cell>
          <table:table-cell table:number-columns-repeated="2" office:value-type="float" office:value="50887">
            <text:p>50887</text:p>
          </table:table-cell>
          <table:table-cell table:formula="of:=[.B112]-[.C11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1">
            <text:p>2011</text:p>
          </table:table-cell>
          <table:table-cell table:number-columns-repeated="2" office:value-type="float" office:value="50585">
            <text:p>50585</text:p>
          </table:table-cell>
          <table:table-cell table:formula="of:=[.B113]-[.C11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2">
            <text:p>2012</text:p>
          </table:table-cell>
          <table:table-cell table:number-columns-repeated="2" office:value-type="float" office:value="51707">
            <text:p>51707</text:p>
          </table:table-cell>
          <table:table-cell table:formula="of:=[.B114]-[.C11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3">
            <text:p>2013</text:p>
          </table:table-cell>
          <table:table-cell table:number-columns-repeated="2" office:value-type="float" office:value="51472">
            <text:p>51472</text:p>
          </table:table-cell>
          <table:table-cell table:formula="of:=[.B115]-[.C11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4">
            <text:p>2014</text:p>
          </table:table-cell>
          <table:table-cell table:number-columns-repeated="2" office:value-type="float" office:value="52186">
            <text:p>52186</text:p>
          </table:table-cell>
          <table:table-cell table:formula="of:=[.B116]-[.C11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5">
            <text:p>2015</text:p>
          </table:table-cell>
          <table:table-cell table:number-columns-repeated="2" office:value-type="float" office:value="52492">
            <text:p>52492</text:p>
          </table:table-cell>
          <table:table-cell table:formula="of:=[.B117]-[.C11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6">
            <text:p>2016</text:p>
          </table:table-cell>
          <table:table-cell table:number-columns-repeated="2" office:value-type="float" office:value="53923">
            <text:p>53923</text:p>
          </table:table-cell>
          <table:table-cell table:formula="of:=[.B118]-[.C11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7">
            <text:p>2017</text:p>
          </table:table-cell>
          <table:table-cell table:number-columns-repeated="2" office:value-type="float" office:value="53722">
            <text:p>53722</text:p>
          </table:table-cell>
          <table:table-cell table:formula="of:=[.B119]-[.C11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8">
            <text:p>2018</text:p>
          </table:table-cell>
          <table:table-cell table:number-columns-repeated="2" office:value-type="float" office:value="54527">
            <text:p>54527</text:p>
          </table:table-cell>
          <table:table-cell table:formula="of:=[.B120]-[.C12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9">
            <text:p>2019</text:p>
          </table:table-cell>
          <table:table-cell table:number-columns-repeated="2" office:value-type="float" office:value="53949">
            <text:p>53949</text:p>
          </table:table-cell>
          <table:table-cell table:formula="of:=[.B121]-[.C12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20">
            <text:p>2020</text:p>
          </table:table-cell>
          <table:table-cell table:number-columns-repeated="2" office:value-type="float" office:value="55488">
            <text:p>55488</text:p>
          </table:table-cell>
          <table:table-cell table:formula="of:=[.B122]-[.C12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21">
            <text:p>2021</text:p>
          </table:table-cell>
          <table:table-cell table:number-columns-repeated="2" office:value-type="float" office:value="57659">
            <text:p>57659</text:p>
          </table:table-cell>
          <table:table-cell table:formula="of:=[.B123]-[.C12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22">
            <text:p>2022</text:p>
          </table:table-cell>
          <table:table-cell table:number-columns-repeated="2" office:value-type="float" office:value="63219">
            <text:p>63219</text:p>
          </table:table-cell>
          <table:table-cell table:formula="of:=[.B124]-[.C124]"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9">19.09.2023</text:date>, <text:time>12:46:4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9T12:46:41.75</dc:date>
    <dc:creator>Andrzej Bystrzycki</dc:creator>
    <meta:generator>OpenOffice.org/3.3$Win32 OpenOffice.org_project/330m20$Build-9567</meta:generator>
    <meta:editing-duration>PT1M43S</meta:editing-duration>
    <meta:editing-cycles>1</meta:editing-cycles>
    <meta:document-statistic meta:table-count="1" meta:cell-count="497" meta:object-count="0"/>
  </office:meta>
</office:document-meta>
</file>